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erif" svg:font-family="'DejaVu Serif'" style:font-family-generic="roman"/>
    <style:font-face style:name="DejaVu Sans1" svg:font-family="'DejaVu Sans'" style:font-family-generic="swiss"/>
    <style:font-face style:name="Source Sans Pro" svg:font-family="'Source Sans Pro'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b7e4a" officeooo:paragraph-rsid="000604ca"/>
    </style:style>
    <style:style style:name="P2" style:family="paragraph" style:parent-style-name="Heading_20_1">
      <style:text-properties officeooo:rsid="000b7e4a" officeooo:paragraph-rsid="000604ca"/>
    </style:style>
    <style:style style:name="P3" style:family="paragraph" style:parent-style-name="Heading_20_2">
      <style:text-properties officeooo:paragraph-rsid="000604ca"/>
    </style:style>
    <style:style style:name="P4" style:family="paragraph" style:parent-style-name="Heading_20_2">
      <style:text-properties officeooo:paragraph-rsid="0006ea89"/>
    </style:style>
    <style:style style:name="P5" style:family="paragraph" style:parent-style-name="Heading_20_2">
      <style:text-properties officeooo:paragraph-rsid="0007e6bb"/>
    </style:style>
    <style:style style:name="P6" style:family="paragraph" style:parent-style-name="Heading_20_2">
      <style:text-properties officeooo:paragraph-rsid="00089cf6"/>
    </style:style>
    <style:style style:name="P7" style:family="paragraph" style:parent-style-name="First_20_line_20_indent">
      <style:text-properties officeooo:paragraph-rsid="000604ca"/>
    </style:style>
    <style:style style:name="P8" style:family="paragraph" style:parent-style-name="First_20_line_20_indent">
      <style:text-properties officeooo:paragraph-rsid="0006ea89"/>
    </style:style>
    <style:style style:name="P9" style:family="paragraph" style:parent-style-name="First_20_line_20_indent">
      <style:text-properties officeooo:paragraph-rsid="0007e6bb"/>
    </style:style>
    <style:style style:name="P10" style:family="paragraph" style:parent-style-name="First_20_line_20_indent">
      <style:text-properties officeooo:paragraph-rsid="00089cf6"/>
    </style:style>
    <style:style style:name="P11" style:family="paragraph" style:parent-style-name="First_20_line_20_indent" style:list-style-name="L1">
      <style:text-properties officeooo:paragraph-rsid="00089cf6"/>
    </style:style>
    <style:style style:name="P12" style:family="paragraph" style:parent-style-name="First_20_line_20_indent">
      <style:text-properties officeooo:paragraph-rsid="000920aa"/>
    </style:style>
    <style:style style:name="P13" style:family="paragraph" style:parent-style-name="First_20_line_20_indent">
      <style:paragraph-properties fo:margin-left="0cm" fo:margin-right="0cm" fo:text-indent="0cm" style:auto-text-indent="false"/>
      <style:text-properties officeooo:paragraph-rsid="00089cf6"/>
    </style:style>
    <style:style style:name="T1" style:family="text">
      <style:text-properties officeooo:rsid="000604ca"/>
    </style:style>
    <style:style style:name="T2" style:family="text">
      <style:text-properties officeooo:rsid="0006ea89"/>
    </style:style>
    <style:style style:name="T3" style:family="text">
      <style:text-properties officeooo:rsid="0007e6bb"/>
    </style:style>
    <style:style style:name="T4" style:family="text">
      <style:text-properties officeooo:rsid="00089cf6"/>
    </style:style>
    <style:style style:name="T5" style:family="text">
      <style:text-properties officeooo:rsid="000920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ponentura: E-Learning2 – <text:span text:style-name="T1">Úvodní plán</text:span></text:h>
      <text:p text:style-name="P1"><text:span text:style-name="T1">zpracována týmem projektu Kuchařka (kinclma1@fel.cvut.cz)</text:span></text:p>
      <text:h text:style-name="P3" text:outline-level="2"><text:span text:style-name="T1">WBS</text:span></text:h>
      <text:p text:style-name="P7"><text:span text:style-name="T1">Bylo by vhodnější činnosti rozdělit do skupin, než je mít seřazeny podle milníků. </text:span><text:span text:style-name="T2">Vyplývá z toho, že to zcela neodpovídá názvu WBS.</text:span><text:span text:style-name="T1"> </text:span><text:span text:style-name="T2">Tajemstvím zůstává, co znamená „Export skript“ a „Personalizace“. Co je v sekci „Zpřístupnění testů“ je vidět, ale název je také poněkud obskurní. Opět se zde objevuje „Email o změně údajů“ a „Email o změně hodnocení“ jež byly terčem kritiky již v předchozích oponenturách. Označení závěrečné zprávy za „Závěrečnou práci“ je zavádějící.</text:span></text:p>
      <text:h text:style-name="P4" text:outline-level="2"><text:span text:style-name="T2">Odhad trvání úloh</text:span></text:h>
      <text:p text:style-name="P8"><text:span text:style-name="T2">Je zpracován detailně a obsahuje všechny úlohy z WBS. Není mu co vytknout.</text:span></text:p>
      <text:h text:style-name="P5" text:outline-level="2"><text:span text:style-name="T3">Kritická cesta projektem</text:span></text:h>
      <text:p text:style-name="P9"><text:span text:style-name="T3">Je přinejmenším odvážné určovat kritickou cestu projektem, pokud není známo které činnosti na sobě závisí. Jinými slovy: chybí síťový diagram a z toho pramení chyba.</text:span></text:p>
      <text:h text:style-name="P6" text:outline-level="2"><text:span text:style-name="T4">Plán rizik</text:span></text:h>
      <text:list xml:id="list1022280699" text:style-name="L1">
        <text:list-item>
          <text:p text:style-name="P11"><text:span text:style-name="T4">Potíže s novými technologiemi – závažnost i pravděpodobnost odpovídají, jako protiopatření by mohly fungovat také konzultace s Bc. Robertem Sojákem.</text:span></text:p>
        </text:list-item>
        <text:list-item>
          <text:p text:style-name="P11"><text:span text:style-name="T4">Časová náročnost ve škole – kromě lepšího plánování je také vhodné kolektivně hledat nejefektivnější řešení problémů</text:span></text:p>
        </text:list-item>
        <text:list-item>
          <text:p text:style-name="P11"><text:span text:style-name="T4">Špatné plánování – žádná výtka</text:span></text:p>
        </text:list-item>
        <text:list-item>
          <text:p text:style-name="P11"><text:span text:style-name="T4">Ztráta dat – může mít dopad i na finance, používání verzovacích systémů je jistě vhodnější než zálohování.</text:span></text:p>
        </text:list-item>
      </text:list>
      <text:p text:style-name="P13"><text:span text:style-name="T4">Matice rizik je v pořádku.</text:span></text:p>
      <text:h text:style-name="P6" text:outline-level="2"><text:span text:style-name="T4">RACI</text:span></text:h>
      <text:p text:style-name="P10"><text:span text:style-name="T5">R</text:span><text:span text:style-name="T4">ozdělení zodpovědností </text:span><text:span text:style-name="T5">je</text:span><text:span text:style-name="T4"> rovnoměrné, takže budou mít všichni vývojáři své zásluhy. </text:span><text:span text:style-name="T5">Není co vytknout.</text:span></text:p>
      <text:h text:style-name="P6" text:outline-level="2"><text:span text:style-name="T4">Použité nástroje</text:span></text:h>
      <text:p text:style-name="P12"><text:span text:style-name="T5">Dalo by se očekávat, že se bude dělba a sledování práce odehrávat na Assemble, když tam je uložen kód projektu a wik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erif" svg:font-family="'DejaVu Serif'" style:font-family-generic="roman"/>
    <style:font-face style:name="DejaVu Sans1" svg:font-family="'DejaVu Sans'" style:font-family-generic="swiss"/>
    <style:font-face style:name="Source Sans Pro" svg:font-family="'Source Sans Pro'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s" fo:country="CZ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erif"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3:29:37</meta:creation-date>
    <dc:date>2012-10-24T04:37:36</dc:date>
    <meta:editing-duration>PT4M8S</meta:editing-duration>
    <meta:editing-cycles>1</meta:editing-cycles>
    <meta:document-statistic meta:table-count="0" meta:image-count="0" meta:object-count="0" meta:page-count="1" meta:paragraph-count="18" meta:word-count="236" meta:character-count="1525" meta:non-whitespace-character-count="1311"/>
    <meta:generator>LibreOffice/3.6$Linux_X86_64 LibreOffice_project/360m1$Build-2</meta:generator>
  </office:meta>
</office:document-meta>
</file>